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8.52mm" fo:break-before="auto" style:use-optimal-row-height="true"/>
    </style:style>
    <style:style style:name="ro3" style:family="table-row">
      <style:table-row-properties style:row-height="61.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4" office:value-type="string" calcext:value-type="string">
            <text:p>https://spaceplace.nasa.gov/what-is-gravity/en/</text:p>
          </table:table-cell>
          <table:table-cell table:style-name="ce7" office:value-type="string" calcext:value-type="string">
            <text:p>NASA educational website</text:p>
          </table:table-cell>
          <table:table-cell table:style-name="ce7" office:value-type="string" calcext:value-type="string">
            <text:p>Article</text:p>
          </table:table-cell>
          <table:table-cell table:style-name="ce7" office:value-type="string" calcext:value-type="string">
            <text:p>NASA</text:p>
          </table:table-cell>
          <table:table-cell table:style-name="ce8" office:value-type="string" calcext:value-type="string">
            <text:p>As time passed, the first stars formed. Stars collected into galaxies. Galaxies began to cluster together. Those clusters are made up of the galaxies and all the material between the galaxies. Clumps of matter in smashed into each other, and the planets in our solar system began to form around the sun. </text:p>
            <text:p/>
            <text:p>Something must hold our solar system, galaxies and clusters of galaxies together. And gravity is that "glue." Gravity is what holds the planets in orbit around the sun and what keeps the moon in orbit around Earth. The gravitational pull of the moon pulls the seas towards it, causing the ocean tides. Gravity creates stars and planets by pulling together the material from which they are made.</text:p>
          </table:table-cell>
          <table:table-cell table:style-name="ce7" office:value-type="string" calcext:value-type="string">
            <text:p>English</text:p>
          </table:table-cell>
          <table:table-cell table:style-name="ce7" office:value-type="string" calcext:value-type="string">
            <text:p><text:s/>Gravity is the Glue of the Univers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3">
          <table:table-cell table:style-name="ce4" office:value-type="string" calcext:value-type="string">
            <text:p>http://physics.tutorvista.com/force-and-motion/role-of-gravity.html</text:p>
          </table:table-cell>
          <table:table-cell table:style-name="ce7" office:value-type="string" calcext:value-type="string">
            <text:p>Online tutoring company</text:p>
          </table:table-cell>
          <table:table-cell table:style-name="ce8" office:value-type="string" calcext:value-type="string">
            <text:p>Article</text:p>
          </table:table-cell>
          <table:table-cell table:style-name="ce7" office:value-type="string" calcext:value-type="string">
            <text:p>Tutor Vista</text:p>
          </table:table-cell>
          <table:table-cell table:style-name="ce8" office:value-type="string" calcext:value-type="string">
            <text:p>1370 crore years ago, at the instant of Big Bang, the universe had infinite temperature as it existed as a single infinitely small, infinitely dense as a point and just 10−4310−43 seconds later, it cooled to 10321032 K and expanded to a size of 10−3310−33 cm across. Big Bang theory, on creation of universe was propagated by the great scientist Einstein in 1931, which stated that matter, energy, time and space were created in an instant by intelligence outside of space and time. 5 lakh year later, complex atoms got formed. 100 crore year later, temperature was in lakhs of degrees and clouds of matter started gathering together under the force of gravity. 200 crore year later universe continued to expand, cooling process was continuing, clouds of gases came nearer and formation of galaxies started.As such, galaxy is unit of the universe and star system is the unit of a galaxy. At this stage, galaxy matter was in the form of superheated gases, the temperature ranged in lakhs of degrees. At these elevated temperatures hydrogen atoms fused into helium atoms, superheated gases formed into clouds of matter and the increased force of gravity brought gas clouds closer to form huge gas clouds.300 year later, expansion and cooling of the universe was continuing and during this period, complete darkness prevailed in the universe, as no star had formed, but the formation of galaxies continued.  </text:p>
          </table:table-cell>
          <table:table-cell table:style-name="ce7" office:value-type="string" calcext:value-type="string">
            <text:p>English</text:p>
          </table:table-cell>
          <table:table-cell table:style-name="ce7" office:value-type="string" calcext:value-type="string">
            <text:p><text:s/>Gravity is the Glue of the Universe.</text:p>
          </table:table-cell>
          <table:table-cell table:style-name="ce7" office:value-type="string" calcext:value-type="string">
            <text:p>English</text:p>
          </table:table-cell>
          <table:table-cell table:style-name="ce7" office:value-type="string" calcext:value-type="string">
            <text:p>Not Reliable</text:p>
          </table:table-cell>
          <table:table-cell table:style-name="ce7" office:value-type="string" calcext:value-type="string">
            <text:p>No information about sources or professionals writing the articles.</text:p>
          </table:table-cell>
          <table:table-cell table:style-name="ce11" office:value-type="percentage" office:value="0.4" calcext:value-type="percentage">
            <text:p>40.00%</text:p>
          </table:table-cell>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0/00/0000</text:date>, <text:time style:data-style-name="N2" text:time-value="08:27:17.0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3T08:41:08.504000000</dc:date>
    <meta:editing-duration>PT31M54S</meta:editing-duration>
    <meta:editing-cycles>10</meta:editing-cycles>
    <meta:generator>LibreOffice/5.3.2.2$Windows_x86 LibreOffice_project/6cd4f1ef626f15116896b1d8e1398b56da0d0ee1</meta:generator>
    <meta:document-statistic meta:table-count="1" meta:cell-count="61" meta:object-count="0"/>
  </office:meta>
</office:document-meta>
</file>